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2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6" style:family="paragraph" style:parent-style-name="Table_20_Contents">
      <style:text-properties officeooo:paragraph-rsid="0066f2ee"/>
    </style:style>
    <style:style style:name="P127" style:family="paragraph" style:parent-style-name="Table_20_Contents">
      <style:text-properties officeooo:rsid="000bac82" officeooo:paragraph-rsid="0066f2ee"/>
    </style:style>
    <style:style style:name="P128" style:family="paragraph" style:parent-style-name="Table_20_Contents">
      <style:text-properties officeooo:paragraph-rsid="008a5ce4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7" style:family="text">
      <style:text-properties officeooo:rsid="0023c526"/>
    </style:style>
    <style:style style:name="T28" style:family="text">
      <style:text-properties officeooo:rsid="00282cca"/>
    </style:style>
    <style:style style:name="T2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style:font-name-asian="Times New Roman1" style:font-name-complex="Times New Roman1"/>
    </style:style>
    <style:style style:name="T3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4" style:family="text">
      <style:text-properties style:font-name="Times New Roman" fo:font-style="italic" style:font-name-asian="Times New Roman1" style:font-style-asian="italic" style:font-name-complex="Times New Roman1"/>
    </style:style>
    <style:style style:name="T35" style:family="text">
      <style:text-properties officeooo:rsid="00282cca" style:font-name-asian="Times New Roman1" style:font-name-complex="Times New Roman1"/>
    </style:style>
    <style:style style:name="T36" style:family="text">
      <style:text-properties officeooo:rsid="002e1b18" style:font-name-asian="Times New Roman1" style:font-name-complex="Times New Roman1" style:font-style-complex="normal"/>
    </style:style>
    <style:style style:name="T37" style:family="text">
      <style:text-properties officeooo:rsid="002e1b18" style:font-name-asian="Times New Roman1" style:font-name-complex="Times New Roman1"/>
    </style:style>
    <style:style style:name="T38" style:family="text">
      <style:text-properties officeooo:rsid="002e1b18"/>
    </style:style>
    <style:style style:name="T39" style:family="text">
      <style:text-properties officeooo:rsid="00181cf4"/>
    </style:style>
    <style:style style:name="T40" style:family="text">
      <style:text-properties fo:language="ru" fo:country="RU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officeooo:rsid="0023c526" style:font-style-complex="normal"/>
    </style:style>
    <style:style style:name="T45" style:family="text">
      <style:text-properties officeooo:rsid="002ee2e5" style:font-style-complex="normal"/>
    </style:style>
    <style:style style:name="T46" style:family="text">
      <style:text-properties officeooo:rsid="002ee2e5" style:font-style-complex="normal" style:font-weight-complex="normal"/>
    </style:style>
    <style:style style:name="T47" style:family="text">
      <style:text-properties officeooo:rsid="0084b05b" style:font-style-complex="normal"/>
    </style:style>
    <style:style style:name="T48" style:family="text">
      <style:text-properties fo:language="en" fo:country="US"/>
    </style:style>
    <style:style style:name="T49" style:family="text">
      <style:text-properties fo:language="uk" fo:country="UA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style:font-weight-asian="bold" style:font-weight-complex="bold"/>
    </style:style>
    <style:style style:name="T53" style:family="text">
      <style:text-properties fo:language="uk" fo:country="UA" fo:font-weight="bold" officeooo:rsid="002c9457" style:font-weight-asian="bold" style:font-weight-complex="bold"/>
    </style:style>
    <style:style style:name="T54" style:family="text">
      <style:text-properties fo:language="uk" fo:country="UA" fo:font-weight="bold" officeooo:rsid="007055ea" style:font-weight-asian="bold" style:font-weight-complex="bold"/>
    </style:style>
    <style:style style:name="T55" style:family="text">
      <style:text-properties fo:language="uk" fo:country="UA" fo:font-weight="bold" officeooo:rsid="000bac82" style:font-weight-asian="bold" style:font-weight-complex="bold"/>
    </style:style>
    <style:style style:name="T56" style:family="text">
      <style:text-properties fo:language="uk" fo:country="UA" fo:font-weight="bold" officeooo:rsid="0021a7d8" style:font-weight-asian="bold" style:font-weight-complex="bold"/>
    </style:style>
    <style:style style:name="T57" style:family="text">
      <style:text-properties fo:language="uk" fo:country="UA" fo:font-weight="bold" officeooo:rsid="00694122" style:font-weight-asian="bold" style:font-weight-complex="bold"/>
    </style:style>
    <style:style style:name="T58" style:family="text">
      <style:text-properties fo:language="uk" fo:country="UA" fo:font-weight="normal" officeooo:rsid="0021a7d8" style:font-weight-asian="normal" style:font-weight-complex="normal"/>
    </style:style>
    <style:style style:name="T59" style:family="text">
      <style:text-properties fo:language="uk" fo:country="UA" fo:font-weight="normal" officeooo:rsid="0069f8c3" style:font-weight-asian="normal" style:font-weight-complex="normal"/>
    </style:style>
    <style:style style:name="T60" style:family="text">
      <style:text-properties fo:language="uk" fo:country="UA" officeooo:rsid="0058499d"/>
    </style:style>
    <style:style style:name="T61" style:family="text">
      <style:text-properties fo:language="uk" fo:country="UA" officeooo:rsid="00694122"/>
    </style:style>
    <style:style style:name="T62" style:family="text">
      <style:text-properties fo:language="uk" fo:country="UA" officeooo:rsid="007324d5"/>
    </style:style>
    <style:style style:name="T63" style:family="text">
      <style:text-properties fo:language="uk" fo:country="UA" officeooo:rsid="008a5ce4"/>
    </style:style>
    <style:style style:name="T64" style:family="text">
      <style:text-properties officeooo:rsid="003b8003"/>
    </style:style>
    <style:style style:name="T65" style:family="text">
      <style:text-properties officeooo:rsid="000f0310"/>
    </style:style>
    <style:style style:name="T66" style:family="text">
      <style:text-properties officeooo:rsid="0010dd33"/>
    </style:style>
    <style:style style:name="T67" style:family="text">
      <style:text-properties officeooo:rsid="00117476"/>
    </style:style>
    <style:style style:name="T68" style:family="text">
      <style:text-properties officeooo:rsid="0014585f"/>
    </style:style>
    <style:style style:name="T69" style:family="text">
      <style:text-properties officeooo:rsid="0042ad5b"/>
    </style:style>
    <style:style style:name="T70" style:family="text">
      <style:text-properties officeooo:rsid="00464a7d"/>
    </style:style>
    <style:style style:name="T71" style:family="text">
      <style:text-properties officeooo:rsid="005bc6ae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5ef863"/>
    </style:style>
    <style:style style:name="T74" style:family="text">
      <style:text-properties officeooo:rsid="0063f0b0"/>
    </style:style>
    <style:style style:name="T75" style:family="text">
      <style:text-properties officeooo:rsid="0066f2ee"/>
    </style:style>
    <style:style style:name="T76" style:family="text">
      <style:text-properties officeooo:rsid="006b7d4c"/>
    </style:style>
    <style:style style:name="T77" style:family="text">
      <style:text-properties officeooo:rsid="006e73f6"/>
    </style:style>
    <style:style style:name="T78" style:family="text">
      <style:text-properties officeooo:rsid="007055ea"/>
    </style:style>
    <style:style style:name="T79" style:family="text">
      <style:text-properties officeooo:rsid="0071856a"/>
    </style:style>
    <style:style style:name="T80" style:family="text">
      <style:text-properties officeooo:rsid="00728096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fo:font-size="12pt" style:font-name-asian="Times New Roman1" style:font-size-asian="12pt" style:font-name-complex="Times New Roman1" style:font-size-complex="12pt"/>
    </style:style>
    <style:style style:name="T83" style:family="text">
      <style:text-properties officeooo:rsid="0076c6f2"/>
    </style:style>
    <style:style style:name="T84" style:family="text">
      <style:text-properties fo:font-weight="bold" style:font-weight-asian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2c9457" style:font-weight-asian="bold" style:font-weight-complex="bold"/>
    </style:style>
    <style:style style:name="T87" style:family="text">
      <style:text-properties fo:font-weight="bold" officeooo:rsid="007055ea" style:font-weight-asian="bold" style:font-weight-complex="bold"/>
    </style:style>
    <style:style style:name="T88" style:family="text">
      <style:text-properties officeooo:rsid="007be8e8"/>
    </style:style>
    <style:style style:name="T89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79">8</text:span>-<text:span text:style-name="T70">А</text:span></text:p>
          </table:table-cell>
          <table:table-cell table:style-name="Таблиця2.A1" office:value-type="string">
            <text:p text:style-name="P53"><text:span text:style-name="T79">8</text:span>-<text:span text:style-name="T70">Б</text:span></text:p>
          </table:table-cell>
          <table:table-cell table:style-name="Таблиця2.G1" office:value-type="string">
            <text:p text:style-name="P53"><text:span text:style-name="T79">8</text:span>-<text:span text:style-name="T76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1">Тема </text:span><text:span text:style-name="T22">1</text:span><text:span text:style-name="T21">. </text:span><text:span text:style-name="T18">Алгоритми та програми </text:span><text:span text:style-name="T19">(</text:span><text:span text:style-name="T20">32</text:span><text:span text:style-name="T19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40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40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81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1">С</text:span>истеми команд <text:span text:style-name="T41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3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3">Розбір</text:span><text:span text:style-name="T4"> </text:span><text:span text:style-name="T43">в</text:span><text:span text:style-name="T41">идів опису алгоритмів. </text:span>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7">інійн</text:span>их<text:span text:style-name="T27"> алгоритм</text:span>ів<text:span text:style-name="T27">. </text:span><text:span text:style-name="T4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88">Складання </text:span>алгоритм<text:span text:style-name="T41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1">Виконання </text:span>алгоритм<text:span text:style-name="T41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1">Складання </text:span>алгоритм<text:span text:style-name="T41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1">Виконання </text:span>алгоритм<text:span text:style-name="T41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2">Створення програм у середовищі Скретч</text:span>. <text:span text:style-name="T2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3">алгоритмічних структур. </text:span><text:span text:style-name="T4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88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77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39">Тема 2</text:span>. <text:span text:style-name="T82">Кодування даних та апаратне забезпечення </text:span>(<text:span text:style-name="T83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4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2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5">Кодування тексту й графічних даних.</text:span><text:span text:style-name="T8"> </text:span><text:span text:style-name="T46">Таблиці кодів символів. </text:span><text:span text:style-name="T42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8">Узагальнення з теми </text:span><text:span text:style-name="T89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4">3</text:span>. <text:span text:style-name="T30">Створення та публікація веб-ресурсів </text:span>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4">Наводить приклади</text:span><text:span text:style-name="T31"> засобів автоматизованого створення веб-сторінок</text:span></text:p>
            <text:p text:style-name="P111"><text:soft-page-break/><text:span text:style-name="T34">Розуміє</text:span><text:span text:style-name="T31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3">Дотримується</text:span><text:span text:style-name="T17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8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7">Використання графічних елементів на веб-сторінках. </text:span>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7">Використання мультимедійних елементів на веб-сторінках.</text:span> 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8">Узагальнення з теми <text:s/>«</text:span><text:span text:style-name="T35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3">4</text:span>. <text:span text:style-name="T30">Опрацювання мультимедійних об’єктів</text:span> 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</text:span><text:span text:style-name="T16">2</text:span><text:span text:style-name="T3">.</text:span><text:span text:style-name="T38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</text:span><text:span text:style-name="T16">3</text:span><text:span text:style-name="T3"> </text:span><text:span text:style-name="T42">Захоплення аудіо й відео, створення аудіо-, відеофрагментів. </text:span><text:span text:style-name="T38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6">4</text:span><text:span text:style-name="T3">. </text:span><text:span text:style-name="T42">Побудова аудіо- й відеоряду. Додавання до кліпу ефектів.</text:span><text:span text:style-name="T3"> </text:span>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8">Узагальнення з теми <text:s/>«</text:span><text:span text:style-name="T35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3">5</text:span>. <text:span text:style-name="T30">Опрацювання текстових даних</text:span> 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4">Розуміє й обґрунтовує</text:span><text:span text:style-name="T25"> </text:span><text:span text:style-name="Зміст_5f_вимоги_20_Знак"><text:span text:style-name="T26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4</text:span><text:span text:style-name="T3">.</text:span><text:span text:style-name="T38"> </text:span><text:span text:style-name="T37">Форматування з використанням стилів. Структура документа.</text:span><text:span text:style-name="T38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1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5</text:span><text:span text:style-name="T3">. </text:span><text:span text:style-name="T36">Гіперпосилання в текстових документах. </text:span><text:span text:style-name="T38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3">6</text:span><text:span text:style-name="T3">. </text:span><text:span text:style-name="T36">Спільна робота з документом. </text:span>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8">Узагальнення з теми <text:s/>«</text:span><text:span text:style-name="T35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8">II </text:span></text:span><text:span text:style-name="Основной_20_шрифт_20_абзаца"><text:span text:style-name="T49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8">III</text:span></text:span><text:span text:style-name="Основной_20_шрифт_20_абзаца"><text:span text:style-name="T49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8">IV</text:span></text:span><text:span text:style-name="Основной_20_шрифт_20_абзаца"><text:span text:style-name="T49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9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4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79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79">8</text:span>-<text:span text:style-name="T70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49">ік контрольних та практичних робіт </text:span></text:span><text:span text:style-name="Основной_20_шрифт_20_абзаца"><text:span text:style-name="T62">8</text:span></text:span><text:span text:style-name="Основной_20_шрифт_20_абзаца"><text:span text:style-name="T49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9">8</text:span>-А</text:p>
          </table:table-cell>
          <table:table-cell table:style-name="Таблиця4.A2" office:value-type="string">
            <text:p text:style-name="P40"><text:span text:style-name="T79">8</text:span>-Б</text:p>
          </table:table-cell>
          <table:table-cell table:style-name="Таблиця4.D2" office:value-type="string">
            <text:p text:style-name="P40"><text:span text:style-name="T79">8</text:span>-<text:span text:style-name="T75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9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9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1">Практична робота №</text:span></text:span><text:span text:style-name="Основной_20_шрифт_20_абзаца"><text:span text:style-name="T60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1">Практична робота №</text:span></text:span><text:span text:style-name="Основной_20_шрифт_20_абзаца"><text:span text:style-name="T60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2"><text:span text:style-name="Основной_20_шрифт_20_абзаца"><text:span text:style-name="T55">Узагальнення №</text:span></text:span><text:span text:style-name="Основной_20_шрифт_20_абзаца"><text:span text:style-name="T53">1</text:span></text:span></text:p>
          </table:table-cell>
          <table:table-cell table:style-name="Таблиця4.A2" office:value-type="string">
            <text:p text:style-name="P120"><text:span text:style-name="Основной_20_шрифт_20_абзаца"><text:span text:style-name="T86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8">Практична робота №</text:span></text:span><text:span text:style-name="Основной_20_шрифт_20_абзаца"><text:span text:style-name="T59">6</text:span></text:span></text:p>
          </table:table-cell>
          <table:table-cell table:style-name="Таблиця4.A2" office:value-type="string">
            <text:p text:style-name="P121"><text:span text:style-name="Основной_20_шрифт_20_абзаца"><text:span text:style-name="T87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3"><text:span text:style-name="Основной_20_шрифт_20_абзаца"><text:span text:style-name="T55">Узагальнення №</text:span></text:span><text:span text:style-name="Основной_20_шрифт_20_абзаца"><text:span text:style-name="T54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8">Практична робота №</text:span></text:span><text:span text:style-name="Основной_20_шрифт_20_абзаца"><text:span text:style-name="T59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6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87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5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1">Практична робота №</text:span></text:span><text:span text:style-name="Основной_20_шрифт_20_абзаца"><text:span text:style-name="T61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1">Практична робота №</text:span></text:span><text:span text:style-name="Основной_20_шрифт_20_абзаца"><text:span text:style-name="T61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8"><text:span text:style-name="Основной_20_шрифт_20_абзаца"><text:span text:style-name="T51">Практична робота №</text:span></text:span><text:span text:style-name="Основной_20_шрифт_20_абзаца"><text:span text:style-name="T61">1</text:span></text:span><text:span text:style-name="Основной_20_шрифт_20_абзаца"><text:span text:style-name="T63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3">Узагальнення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/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/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5">Заступник</text:span> директора _________ М.В. Савіна<text:tab/><text:tab/><text:tab/><text:tab/><text:tab/><text:tab/><text:tab/><text:tab/><text:span text:style-name="T65">Д</text:span>иректор <text:span text:style-name="T65">школи</text:span> ____________ Л.М. Воробйов</text:p>
      <text:p text:style-name="P6">____________ 201<text:span text:style-name="T71">8</text:span> р.<text:tab/><text:tab/><text:tab/><text:tab/><text:tab/><text:tab/><text:tab/><text:tab/><text:tab/><text:tab/><text:tab/><text:tab/><text:tab/><text:tab/><text:tab/>_____________ 201<text:span text:style-name="T71">8</text:span> р.</text:p>
      <text:p text:style-name="P6">____________ 201<text:span text:style-name="T71">9</text:span> р.<text:tab/><text:tab/><text:tab/><text:tab/><text:tab/><text:tab/><text:tab/><text:tab/><text:tab/><text:tab/><text:tab/><text:tab/><text:tab/><text:tab/><text:tab/>_____________ 201<text:span text:style-name="T71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9">і</text:span>нформатики для <text:span text:style-name="T80">8</text:span> класів</text:p>
      <text:p text:style-name="P8"><text:span text:style-name="T65">в</text:span>читель Трубіцина А.Л.</text:p>
      <text:p text:style-name="P8">201<text:span text:style-name="T71">8</text:span>-201<text:span text:style-name="T71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0">8 </text:span>класу</text:p>
      <text:p text:style-name="P5">загальноосвітніх навчальних закладів <text:span text:style-name="T66">затверджена Міністерством освіти і науки України</text:span></text:p>
      <text:p text:style-name="P7">(Наказ МОН від <text:span text:style-name="T67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9"><text:tab/><text:tab/></text:span><text:span text:style-name="T32">Погоджено на засіданні </text:span><text:span text:style-name="T33">Ш</text:span><text:span text:style-name="T32">МО</text:span></text:p>
      <text:p text:style-name="P4"><text:tab/><text:tab/>протокол № _____ від ___________ р.</text:p>
      <text:p text:style-name="P4"><text:tab/><text:tab/>кер. <text:span text:style-name="T68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2:53.438775962</dc:date>
    <meta:editing-duration>PT1H30M11S</meta:editing-duration>
    <meta:editing-cycles>52</meta:editing-cycles>
    <meta:generator>LibreOffice/6.1.1.2$Linux_X86_64 LibreOffice_project/10$Build-2</meta:generator>
    <meta:document-statistic meta:table-count="7" meta:image-count="0" meta:object-count="0" meta:page-count="7" meta:paragraph-count="347" meta:word-count="1226" meta:character-count="8904" meta:non-whitespace-character-count="7936"/>
  </office:meta>
</office:document-meta>
</file>